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2.512cm"/>
    </style:style>
    <style:style style:name="co6" style:family="table-column">
      <style:table-column-properties fo:break-before="auto" style:column-width="2.067cm"/>
    </style:style>
    <style:style style:name="co7" style:family="table-column">
      <style:table-column-properties fo:break-before="auto" style:column-width="3.1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Al">
      <style:table-properties table:display="true" style:writing-mode="lr-tb"/>
    </style:style>
    <style:style style:name="ta2" style:family="table" style:master-page-name="PageStyle_5f_Fe">
      <style:table-properties table:display="true" style:writing-mode="lr-tb"/>
    </style:style>
    <style:style style:name="ta3" style:family="table" style:master-page-name="PageStyle_5f_Pb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Fondo</text:p>
          </table:table-cell>
          <table:table-cell/>
          <table:table-cell office:value-type="string" calcext:value-type="string">
            <text:p>Espesor Al (mm)</text:p>
          </table:table-cell>
          <table:table-cell office:value-type="string" calcext:value-type="string">
            <text:p>Cuentas</text:p>
          </table:table-cell>
          <table:table-cell office:value-type="string" calcext:value-type="string">
            <text:p>Cuentas – fondo</text:p>
          </table:table-cell>
          <table:table-cell office:value-type="string" calcext:value-type="string">
            <text:p>LOG(cuentas)</text:p>
          </table:table-cell>
          <table:table-cell table:number-columns-repeated="58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6061" calcext:value-type="float">
            <text:p>6061</text:p>
          </table:table-cell>
          <table:table-cell table:formula="of:=[.D2]-[.$A$7]" office:value-type="float" office:value="5809" calcext:value-type="float">
            <text:p>5809</text:p>
          </table:table-cell>
          <table:table-cell table:formula="of:=LOG([.E2])" office:value-type="float" office:value="3.76410137647623" calcext:value-type="float">
            <text:p>3,76410137647623</text:p>
          </table:table-cell>
          <table:table-cell/>
          <table:table-cell>
            <draw:frame table:end-cell-address="Al.P17" table:end-x="0.634cm" table:end-y="0.122cm" draw:z-index="0" draw:name="Gráfico 1" draw:style-name="gr1" draw:text-style-name="P1" svg:width="12.84cm" svg:height="7.245cm" svg:x="1.482cm" svg:y="0.18cm">
              <draw:object draw:notify-on-update-of-ranges="Al.C2:Al.C14 Al.E2:Al.E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[.C2]+2.2" office:value-type="float" office:value="4.4" calcext:value-type="float">
            <text:p>4,4</text:p>
          </table:table-cell>
          <table:table-cell office:value-type="float" office:value="5875" calcext:value-type="float">
            <text:p>5875</text:p>
          </table:table-cell>
          <table:table-cell table:formula="of:=[.D3]-[.$A$7]" office:value-type="float" office:value="5623" calcext:value-type="float">
            <text:p>5623</text:p>
          </table:table-cell>
          <table:table-cell table:formula="of:=LOG([.E3])" office:value-type="float" office:value="3.7499680835094" calcext:value-type="float">
            <text:p>3,7499680835094</text:p>
          </table:table-cell>
          <table:table-cell table:number-columns-repeated="58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[.C3]+2.2" office:value-type="float" office:value="6.6" calcext:value-type="float">
            <text:p>6,6</text:p>
          </table:table-cell>
          <table:table-cell office:value-type="float" office:value="5870" calcext:value-type="float">
            <text:p>5870</text:p>
          </table:table-cell>
          <table:table-cell table:formula="of:=[.D4]-[.$A$7]" office:value-type="float" office:value="5618" calcext:value-type="float">
            <text:p>5618</text:p>
          </table:table-cell>
          <table:table-cell table:formula="of:=LOG([.E4])" office:value-type="float" office:value="3.74958173486556" calcext:value-type="float">
            <text:p>3,74958173486556</text:p>
          </table:table-cell>
          <table:table-cell table:number-columns-repeated="58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[.C4]+2.2" office:value-type="float" office:value="8.8" calcext:value-type="float">
            <text:p>8,8</text:p>
          </table:table-cell>
          <table:table-cell office:value-type="float" office:value="5744" calcext:value-type="float">
            <text:p>5744</text:p>
          </table:table-cell>
          <table:table-cell table:formula="of:=[.D5]-[.$A$7]" office:value-type="float" office:value="5492" calcext:value-type="float">
            <text:p>5492</text:p>
          </table:table-cell>
          <table:table-cell table:formula="of:=LOG([.E5])" office:value-type="float" office:value="3.73973052856472" calcext:value-type="float">
            <text:p>3,7397305285647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5]+2.2" office:value-type="float" office:value="11" calcext:value-type="float">
            <text:p>11</text:p>
          </table:table-cell>
          <table:table-cell office:value-type="float" office:value="5707" calcext:value-type="float">
            <text:p>5707</text:p>
          </table:table-cell>
          <table:table-cell table:formula="of:=[.D6]-[.$A$7]" office:value-type="float" office:value="5455" calcext:value-type="float">
            <text:p>5455</text:p>
          </table:table-cell>
          <table:table-cell table:formula="of:=LOG([.E6])" office:value-type="float" office:value="3.73679475492436" calcext:value-type="float">
            <text:p>3,73679475492436</text:p>
          </table:table-cell>
          <table:table-cell table:number-columns-repeated="58"/>
        </table:table-row>
        <table:table-row table:style-name="ro1">
          <table:table-cell table:formula="of:=AVERAGE([.A2:.A5])" office:value-type="float" office:value="252" calcext:value-type="float">
            <text:p>252</text:p>
          </table:table-cell>
          <table:table-cell/>
          <table:table-cell table:formula="of:=[.C6]+2.2" office:value-type="float" office:value="13.2" calcext:value-type="float">
            <text:p>13,2</text:p>
          </table:table-cell>
          <table:table-cell office:value-type="float" office:value="5549" calcext:value-type="float">
            <text:p>5549</text:p>
          </table:table-cell>
          <table:table-cell table:formula="of:=[.D7]-[.$A$7]" office:value-type="float" office:value="5297" calcext:value-type="float">
            <text:p>5297</text:p>
          </table:table-cell>
          <table:table-cell table:formula="of:=LOG([.E7])" office:value-type="float" office:value="3.7240299729356" calcext:value-type="float">
            <text:p>3,7240299729356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7]+2.2" office:value-type="float" office:value="15.4" calcext:value-type="float">
            <text:p>15,4</text:p>
          </table:table-cell>
          <table:table-cell office:value-type="float" office:value="5247" calcext:value-type="float">
            <text:p>5247</text:p>
          </table:table-cell>
          <table:table-cell table:formula="of:=[.D8]-[.$A$7]" office:value-type="float" office:value="4995" calcext:value-type="float">
            <text:p>4995</text:p>
          </table:table-cell>
          <table:table-cell table:formula="of:=LOG([.E8])" office:value-type="float" office:value="3.698535492562" calcext:value-type="float">
            <text:p>3,6985354925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uentas sin espesor</text:p>
          </table:table-cell>
          <table:table-cell/>
          <table:table-cell table:formula="of:=[.C8]+2.2" office:value-type="float" office:value="17.6" calcext:value-type="float">
            <text:p>17,6</text:p>
          </table:table-cell>
          <table:table-cell office:value-type="float" office:value="5134" calcext:value-type="float">
            <text:p>5134</text:p>
          </table:table-cell>
          <table:table-cell table:formula="of:=[.D9]-[.$A$7]" office:value-type="float" office:value="4882" calcext:value-type="float">
            <text:p>4882</text:p>
          </table:table-cell>
          <table:table-cell table:formula="of:=LOG([.E9])" office:value-type="float" office:value="3.68859777508117" calcext:value-type="float">
            <text:p>3,68859777508117</text:p>
          </table:table-cell>
          <table:table-cell table:number-columns-repeated="58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formula="of:=[.A10]-[.A7]" office:value-type="float" office:value="6361" calcext:value-type="float">
            <text:p>6361</text:p>
          </table:table-cell>
          <table:table-cell table:formula="of:=[.C9]+2.2" office:value-type="float" office:value="19.8" calcext:value-type="float">
            <text:p>19,8</text:p>
          </table:table-cell>
          <table:table-cell office:value-type="float" office:value="5080" calcext:value-type="float">
            <text:p>5080</text:p>
          </table:table-cell>
          <table:table-cell table:formula="of:=[.D10]-[.$A$7]" office:value-type="float" office:value="4828" calcext:value-type="float">
            <text:p>4828</text:p>
          </table:table-cell>
          <table:table-cell table:formula="of:=LOG([.E10])" office:value-type="float" office:value="3.68376726142531" calcext:value-type="float">
            <text:p>3,6837672614253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10]+4.4" office:value-type="float" office:value="24.2" calcext:value-type="float">
            <text:p>24,2</text:p>
          </table:table-cell>
          <table:table-cell office:value-type="float" office:value="5024" calcext:value-type="float">
            <text:p>5024</text:p>
          </table:table-cell>
          <table:table-cell table:formula="of:=[.D11]-[.$A$7]" office:value-type="float" office:value="4772" calcext:value-type="float">
            <text:p>4772</text:p>
          </table:table-cell>
          <table:table-cell table:formula="of:=LOG([.E11])" office:value-type="float" office:value="3.6787004349983" calcext:value-type="float">
            <text:p>3,6787004349983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11]+4.4" office:value-type="float" office:value="28.6" calcext:value-type="float">
            <text:p>28,6</text:p>
          </table:table-cell>
          <table:table-cell office:value-type="float" office:value="4610" calcext:value-type="float">
            <text:p>4610</text:p>
          </table:table-cell>
          <table:table-cell table:formula="of:=[.D12]-[.$A$7]" office:value-type="float" office:value="4358" calcext:value-type="float">
            <text:p>4358</text:p>
          </table:table-cell>
          <table:table-cell table:formula="of:=LOG([.E12])" office:value-type="float" office:value="3.63928722591024" calcext:value-type="float">
            <text:p>3,63928722591024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12]+4.4" office:value-type="float" office:value="33" calcext:value-type="float">
            <text:p>33</text:p>
          </table:table-cell>
          <table:table-cell office:value-type="float" office:value="4482" calcext:value-type="float">
            <text:p>4482</text:p>
          </table:table-cell>
          <table:table-cell table:formula="of:=[.D13]-[.$A$7]" office:value-type="float" office:value="4230" calcext:value-type="float">
            <text:p>4230</text:p>
          </table:table-cell>
          <table:table-cell table:formula="of:=LOG([.E13])" office:value-type="float" office:value="3.62634036737504" calcext:value-type="float">
            <text:p>3,62634036737504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13]+7.5-2.2" office:value-type="float" office:value="38.3" calcext:value-type="float">
            <text:p>38,3</text:p>
          </table:table-cell>
          <table:table-cell office:value-type="float" office:value="4317" calcext:value-type="float">
            <text:p>4317</text:p>
          </table:table-cell>
          <table:table-cell table:formula="of:=[.D14]-[.$A$7]" office:value-type="float" office:value="4065" calcext:value-type="float">
            <text:p>4065</text:p>
          </table:table-cell>
          <table:table-cell table:formula="of:=LOG([.E14])" office:value-type="float" office:value="3.60906054993009" calcext:value-type="float">
            <text:p>3,60906054993009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0.0045" calcext:value-type="float">
            <text:p>-0,0045</text:p>
          </table:table-cell>
          <table:table-cell/>
          <table:table-cell office:value-type="string" calcext:value-type="string">
            <text:p>corregidas en el cero</text:p>
          </table:table-cell>
          <table:table-cell table:formula="of:=10^[.F16]" office:value-type="float" office:value="5968.97829954636" calcext:value-type="float">
            <text:p>5968,97829954636</text:p>
          </table:table-cell>
          <table:table-cell office:value-type="float" office:value="3.7759" calcext:value-type="float">
            <text:p>3,77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7759" calcext:value-type="float">
            <text:p>3,7759</text:p>
          </table:table-cell>
          <table:table-cell/>
          <table:table-cell office:value-type="string" calcext:value-type="string">
            <text:p>semirreduccion</text:p>
          </table:table-cell>
          <table:table-cell table:formula="of:=[.E16]/2" office:value-type="float" office:value="2984.48914977318" calcext:value-type="float">
            <text:p>2984,48914977318</text:p>
          </table:table-cell>
          <table:table-cell table:formula="of:=LOG([.E17])" office:value-type="float" office:value="3.47487000433602" calcext:value-type="float">
            <text:p>3,4748700043360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espesor semirreduccion</text:p>
          </table:table-cell>
          <table:table-cell table:formula="of:=([.F17]-[.B17])/[.B16]" office:value-type="float" office:value="66.8955545919959" calcext:value-type="float">
            <text:p>66,8955545919959</text:p>
          </table:table-cell>
          <table:table-cell table:number-columns-repeated="2"/>
          <table:table-cell>
            <draw:frame table:end-cell-address="Al.O33" table:end-x="1.569cm" table:end-y="0.493cm" draw:z-index="1" draw:name="Gráfico 2" draw:style-name="gr1" draw:text-style-name="P1" svg:width="12.823cm" svg:height="7.266cm" svg:x="0.723cm" svg:y="0.036cm">
              <draw:object draw:notify-on-update-of-ranges="Al.C2:Al.C14 Al.F2:Al.F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ndo</text:p>
          </table:table-cell>
          <table:table-cell/>
          <table:table-cell office:value-type="string" calcext:value-type="string">
            <text:p>Cuenta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Medida 1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Medida 2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Medida 3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Medida 4</text:p>
          </table:table-cell>
          <table:table-cell office:value-type="float" office:value="237" calcext:value-type="float">
            <text:p>237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edia </text:p>
          </table:table-cell>
          <table:table-cell table:formula="of:=AVERAGE([.E24:.E27])" office:value-type="float" office:value="257" calcext:value-type="float">
            <text:p>25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AVERAGE([.C25:.C28])" office:value-type="float" office:value="252" calcext:value-type="float">
            <text:p>252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uentas sin espesor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6613" calcext:value-type="float">
            <text:p>6613</text:p>
          </table:table-cell>
          <table:table-cell table:formula="of:=[.C33]-[.C30]" office:value-type="float" office:value="6361" calcext:value-type="float">
            <text:p>6361</text:p>
          </table:table-cell>
          <table:table-cell table:number-columns-repeated="60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Fondo</text:p>
          </table:table-cell>
          <table:table-cell/>
          <table:table-cell office:value-type="string" calcext:value-type="string">
            <text:p>Espesor Fe</text:p>
          </table:table-cell>
          <table:table-cell office:value-type="string" calcext:value-type="string">
            <text:p>Cuentas</text:p>
          </table:table-cell>
          <table:table-cell office:value-type="string" calcext:value-type="string">
            <text:p>Cuentas corregidas</text:p>
          </table:table-cell>
          <table:table-cell office:value-type="string" calcext:value-type="string">
            <text:p>LOG(cuentas)</text:p>
          </table:table-cell>
          <table:table-cell/>
          <table:table-cell>
            <draw:frame table:end-cell-address="Fe.O16" table:end-x="0.881cm" table:end-y="0.158cm" draw:z-index="0" draw:name="Gráfico 1" draw:style-name="gr1" draw:text-style-name="P1" svg:width="12.82cm" svg:height="7.25cm" svg:x="0.038cm" svg:y="0.212cm">
              <draw:object draw:notify-on-update-of-ranges="Fe.C2:Fe.C14 Fe.E2:Fe.E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  <draw:frame table:end-cell-address="Fe.O17" table:end-x="0.921cm" table:end-y="0.124cm" draw:z-index="2" draw:name="Gráfico 1_0" draw:style-name="gr1" draw:text-style-name="P1" svg:width="12.82cm" svg:height="7.62cm" svg:x="0.078cm" svg:y="0.293cm">
              <draw:object draw:notify-on-update-of-ranges="Fe.C2:Fe.C14 Fe.E2:Fe.E1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6045" calcext:value-type="float">
            <text:p>6045</text:p>
          </table:table-cell>
          <table:table-cell table:formula="of:=[.D2]-[.$A$7]" office:value-type="float" office:value="5793" calcext:value-type="float">
            <text:p>5793</text:p>
          </table:table-cell>
          <table:table-cell table:formula="of:=LOG([.E2])" office:value-type="float" office:value="3.76290352849906" calcext:value-type="float">
            <text:p>3,76290352849906</text:p>
          </table:table-cell>
          <table:table-cell table:number-columns-repeated="58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28" calcext:value-type="float">
            <text:p>5728</text:p>
          </table:table-cell>
          <table:table-cell table:formula="of:=[.D3]-[.$A$7]" office:value-type="float" office:value="5476" calcext:value-type="float">
            <text:p>5476</text:p>
          </table:table-cell>
          <table:table-cell table:formula="of:=LOG([.E3])" office:value-type="float" office:value="3.73846343946195" calcext:value-type="float">
            <text:p>3,73846343946195</text:p>
          </table:table-cell>
          <table:table-cell table:number-columns-repeated="58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5290" calcext:value-type="float">
            <text:p>5290</text:p>
          </table:table-cell>
          <table:table-cell table:formula="of:=[.D4]-[.$A$7]" office:value-type="float" office:value="5038" calcext:value-type="float">
            <text:p>5038</text:p>
          </table:table-cell>
          <table:table-cell table:formula="of:=LOG([.E4])" office:value-type="float" office:value="3.70225816316209" calcext:value-type="float">
            <text:p>3,70225816316209</text:p>
          </table:table-cell>
          <table:table-cell table:number-columns-repeated="58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24" calcext:value-type="float">
            <text:p>4824</text:p>
          </table:table-cell>
          <table:table-cell table:formula="of:=[.D5]-[.$A$7]" office:value-type="float" office:value="4572" calcext:value-type="float">
            <text:p>4572</text:p>
          </table:table-cell>
          <table:table-cell table:formula="of:=LOG([.E5])" office:value-type="float" office:value="3.66010622172324" calcext:value-type="float">
            <text:p>3,66010622172324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4526" calcext:value-type="float">
            <text:p>4526</text:p>
          </table:table-cell>
          <table:table-cell table:formula="of:=[.D6]-[.$A$7]" office:value-type="float" office:value="4274" calcext:value-type="float">
            <text:p>4274</text:p>
          </table:table-cell>
          <table:table-cell table:formula="of:=LOG([.E6])" office:value-type="float" office:value="3.63083451782805" calcext:value-type="float">
            <text:p>3,63083451782805</text:p>
          </table:table-cell>
          <table:table-cell table:number-columns-repeated="58"/>
        </table:table-row>
        <table:table-row table:style-name="ro1">
          <table:table-cell table:formula="of:=AVERAGE([.A2:.A5])" office:value-type="float" office:value="252" calcext:value-type="float">
            <text:p>2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22" calcext:value-type="float">
            <text:p>4222</text:p>
          </table:table-cell>
          <table:table-cell table:formula="of:=[.D7]-[.$A$7]" office:value-type="float" office:value="3970" calcext:value-type="float">
            <text:p>3970</text:p>
          </table:table-cell>
          <table:table-cell table:formula="of:=LOG([.E7])" office:value-type="float" office:value="3.59879050676311" calcext:value-type="float">
            <text:p>3,59879050676311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17.5" calcext:value-type="float">
            <text:p>17,5</text:p>
          </table:table-cell>
          <table:table-cell office:value-type="float" office:value="3852" calcext:value-type="float">
            <text:p>3852</text:p>
          </table:table-cell>
          <table:table-cell table:formula="of:=[.D8]-[.$A$7]" office:value-type="float" office:value="3600" calcext:value-type="float">
            <text:p>3600</text:p>
          </table:table-cell>
          <table:table-cell table:formula="of:=LOG([.E8])" office:value-type="float" office:value="3.55630250076729" calcext:value-type="float">
            <text:p>3,556302500767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uentas sin espeso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16" calcext:value-type="float">
            <text:p>3716</text:p>
          </table:table-cell>
          <table:table-cell table:formula="of:=[.D9]-[.$A$7]" office:value-type="float" office:value="3464" calcext:value-type="float">
            <text:p>3464</text:p>
          </table:table-cell>
          <table:table-cell table:formula="of:=LOG([.E9])" office:value-type="float" office:value="3.53957788334531" calcext:value-type="float">
            <text:p>3,53957788334531</text:p>
          </table:table-cell>
          <table:table-cell table:number-columns-repeated="58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formula="of:=[.A10]-[.A7]" office:value-type="float" office:value="6361" calcext:value-type="float">
            <text:p>6361</text:p>
          </table:table-cell>
          <table:table-cell office:value-type="float" office:value="25" calcext:value-type="float">
            <text:p>25</text:p>
          </table:table-cell>
          <table:table-cell office:value-type="float" office:value="3140" calcext:value-type="float">
            <text:p>3140</text:p>
          </table:table-cell>
          <table:table-cell table:formula="of:=[.D10]-[.$A$7]" office:value-type="float" office:value="2888" calcext:value-type="float">
            <text:p>2888</text:p>
          </table:table-cell>
          <table:table-cell table:formula="of:=LOG([.E10])" office:value-type="float" office:value="3.4605971888976" calcext:value-type="float">
            <text:p>3,4605971888976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80" calcext:value-type="float">
            <text:p>2680</text:p>
          </table:table-cell>
          <table:table-cell table:formula="of:=[.D11]-[.$A$7]" office:value-type="float" office:value="2428" calcext:value-type="float">
            <text:p>2428</text:p>
          </table:table-cell>
          <table:table-cell table:formula="of:=LOG([.E11])" office:value-type="float" office:value="3.38524868240322" calcext:value-type="float">
            <text:p>3,38524868240322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411" calcext:value-type="float">
            <text:p>2411</text:p>
          </table:table-cell>
          <table:table-cell table:formula="of:=[.D12]-[.$A$7]" office:value-type="float" office:value="2159" calcext:value-type="float">
            <text:p>2159</text:p>
          </table:table-cell>
          <table:table-cell table:formula="of:=LOG([.E12])" office:value-type="float" office:value="3.33425264233423" calcext:value-type="float">
            <text:p>3,33425264233423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37.5" calcext:value-type="float">
            <text:p>37,5</text:p>
          </table:table-cell>
          <table:table-cell office:value-type="float" office:value="2211" calcext:value-type="float">
            <text:p>2211</text:p>
          </table:table-cell>
          <table:table-cell table:formula="of:=[.D13]-[.$A$7]" office:value-type="float" office:value="1959" calcext:value-type="float">
            <text:p>1959</text:p>
          </table:table-cell>
          <table:table-cell table:formula="of:=LOG([.E13])" office:value-type="float" office:value="3.29203443599474" calcext:value-type="float">
            <text:p>3,29203443599474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51" calcext:value-type="float">
            <text:p>2051</text:p>
          </table:table-cell>
          <table:table-cell table:formula="of:=[.D14]-[.$A$7]" office:value-type="float" office:value="1799" calcext:value-type="float">
            <text:p>1799</text:p>
          </table:table-cell>
          <table:table-cell table:formula="of:=LOG([.E14])" office:value-type="float" office:value="3.25503116334555" calcext:value-type="float">
            <text:p>3,2550311633455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0.0137" calcext:value-type="float">
            <text:p>-0,0137</text:p>
          </table:table-cell>
          <table:table-cell/>
          <table:table-cell office:value-type="string" calcext:value-type="string">
            <text:p>corregidas en el cero</text:p>
          </table:table-cell>
          <table:table-cell table:formula="of:=10^[.F16]" office:value-type="float" office:value="6347.460398327" calcext:value-type="float">
            <text:p>6347,460398327</text:p>
          </table:table-cell>
          <table:table-cell office:value-type="float" office:value="3.8026" calcext:value-type="float">
            <text:p>3,80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8026" calcext:value-type="float">
            <text:p>3,8026</text:p>
          </table:table-cell>
          <table:table-cell/>
          <table:table-cell office:value-type="string" calcext:value-type="string">
            <text:p>semirreduccion</text:p>
          </table:table-cell>
          <table:table-cell table:formula="of:=[.E16]/2" office:value-type="float" office:value="3173.7301991635" calcext:value-type="float">
            <text:p>3173,7301991635</text:p>
          </table:table-cell>
          <table:table-cell table:formula="of:=LOG([.E17])" office:value-type="float" office:value="3.50157000433602" calcext:value-type="float">
            <text:p>3,50157000433602</text:p>
          </table:table-cell>
          <table:table-cell>
            <draw:frame table:end-cell-address="Fe.O32" table:end-x="0.757cm" table:end-y="0.175cm" draw:z-index="1" draw:name="Gráfico 2" draw:style-name="gr1" draw:text-style-name="P1" svg:width="12.837cm" svg:height="7.25cm" svg:x="1.608cm" svg:y="0.229cm">
              <draw:object draw:notify-on-update-of-ranges="Fe.C2:Fe.C14 Fe.F2:Fe.F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espesor semirreduccion</text:p>
          </table:table-cell>
          <table:table-cell table:formula="of:=([.F17]-[.B17])/[.B16]" office:value-type="float" office:value="21.9729923842322" calcext:value-type="float">
            <text:p>21,9729923842322</text:p>
          </table:table-cell>
          <table:table-cell table:number-columns-repeated="5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Fondo</text:p>
          </table:table-cell>
          <table:table-cell/>
          <table:table-cell office:value-type="string" calcext:value-type="string">
            <text:p>Espesor Fe</text:p>
          </table:table-cell>
          <table:table-cell office:value-type="string" calcext:value-type="string">
            <text:p>Cuentas</text:p>
          </table:table-cell>
          <table:table-cell office:value-type="string" calcext:value-type="string">
            <text:p>Cuentas corregidas</text:p>
          </table:table-cell>
          <table:table-cell office:value-type="string" calcext:value-type="string">
            <text:p>LOG(cuentas)</text:p>
          </table:table-cell>
          <table:table-cell/>
          <table:table-cell>
            <draw:frame table:end-cell-address="Pb.O20" table:end-x="0.881cm" table:end-y="0.158cm" draw:z-index="0" draw:name="Gráfico 1" draw:style-name="gr1" draw:text-style-name="P1" svg:width="12.823cm" svg:height="9.197cm" svg:x="0.035cm" svg:y="0.212cm">
              <draw:object draw:notify-on-update-of-ranges="Pb.C2:Pb.C16 Pb.E2:Pb.E1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6327" calcext:value-type="float">
            <text:p>6327</text:p>
          </table:table-cell>
          <table:table-cell table:formula="of:=[.D2]-[.$A$7]" office:value-type="float" office:value="6075" calcext:value-type="float">
            <text:p>6075</text:p>
          </table:table-cell>
          <table:table-cell table:formula="of:=LOG([.E2])" office:value-type="float" office:value="3.78354628227035" calcext:value-type="float">
            <text:p>3,78354628227035</text:p>
          </table:table-cell>
          <table:table-cell table:number-columns-repeated="58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[.C2]+0.9" office:value-type="float" office:value="1.8" calcext:value-type="float">
            <text:p>1,8</text:p>
          </table:table-cell>
          <table:table-cell office:value-type="float" office:value="6051" calcext:value-type="float">
            <text:p>6051</text:p>
          </table:table-cell>
          <table:table-cell table:formula="of:=[.D3]-[.$A$7]" office:value-type="float" office:value="5799" calcext:value-type="float">
            <text:p>5799</text:p>
          </table:table-cell>
          <table:table-cell table:formula="of:=LOG([.E3])" office:value-type="float" office:value="3.76335310874821" calcext:value-type="float">
            <text:p>3,76335310874821</text:p>
          </table:table-cell>
          <table:table-cell table:number-columns-repeated="58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[.C3]+0.9" office:value-type="float" office:value="2.7" calcext:value-type="float">
            <text:p>2,7</text:p>
          </table:table-cell>
          <table:table-cell office:value-type="float" office:value="5838" calcext:value-type="float">
            <text:p>5838</text:p>
          </table:table-cell>
          <table:table-cell table:formula="of:=[.D4]-[.$A$7]" office:value-type="float" office:value="5586" calcext:value-type="float">
            <text:p>5586</text:p>
          </table:table-cell>
          <table:table-cell table:formula="of:=LOG([.E4])" office:value-type="float" office:value="3.74710093136499" calcext:value-type="float">
            <text:p>3,74710093136499</text:p>
          </table:table-cell>
          <table:table-cell table:number-columns-repeated="58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[.C4]+0.9" office:value-type="float" office:value="3.6" calcext:value-type="float">
            <text:p>3,6</text:p>
          </table:table-cell>
          <table:table-cell office:value-type="float" office:value="5572" calcext:value-type="float">
            <text:p>5572</text:p>
          </table:table-cell>
          <table:table-cell table:formula="of:=[.D5]-[.$A$7]" office:value-type="float" office:value="5320" calcext:value-type="float">
            <text:p>5320</text:p>
          </table:table-cell>
          <table:table-cell table:formula="of:=LOG([.E5])" office:value-type="float" office:value="3.72591163229505" calcext:value-type="float">
            <text:p>3,7259116322950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5]+0.9" office:value-type="float" office:value="4.5" calcext:value-type="float">
            <text:p>4,5</text:p>
          </table:table-cell>
          <table:table-cell office:value-type="float" office:value="5330" calcext:value-type="float">
            <text:p>5330</text:p>
          </table:table-cell>
          <table:table-cell table:formula="of:=[.D6]-[.$A$7]" office:value-type="float" office:value="5078" calcext:value-type="float">
            <text:p>5078</text:p>
          </table:table-cell>
          <table:table-cell table:formula="of:=LOG([.E6])" office:value-type="float" office:value="3.7056926965377" calcext:value-type="float">
            <text:p>3,7056926965377</text:p>
          </table:table-cell>
          <table:table-cell table:number-columns-repeated="58"/>
        </table:table-row>
        <table:table-row table:style-name="ro1">
          <table:table-cell table:formula="of:=AVERAGE([.A2:.A5])" office:value-type="float" office:value="252" calcext:value-type="float">
            <text:p>252</text:p>
          </table:table-cell>
          <table:table-cell/>
          <table:table-cell table:formula="of:=[.C6]+0.9" office:value-type="float" office:value="5.4" calcext:value-type="float">
            <text:p>5,4</text:p>
          </table:table-cell>
          <table:table-cell office:value-type="float" office:value="5038" calcext:value-type="float">
            <text:p>5038</text:p>
          </table:table-cell>
          <table:table-cell table:formula="of:=[.D7]-[.$A$7]" office:value-type="float" office:value="4786" calcext:value-type="float">
            <text:p>4786</text:p>
          </table:table-cell>
          <table:table-cell table:formula="of:=LOG([.E7])" office:value-type="float" office:value="3.67997269427742" calcext:value-type="float">
            <text:p>3,6799726942774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7]+1.8" office:value-type="float" office:value="7.2" calcext:value-type="float">
            <text:p>7,2</text:p>
          </table:table-cell>
          <table:table-cell office:value-type="float" office:value="4614" calcext:value-type="float">
            <text:p>4614</text:p>
          </table:table-cell>
          <table:table-cell table:formula="of:=[.D8]-[.$A$7]" office:value-type="float" office:value="4362" calcext:value-type="float">
            <text:p>4362</text:p>
          </table:table-cell>
          <table:table-cell table:formula="of:=LOG([.E8])" office:value-type="float" office:value="3.63968566124268" calcext:value-type="float">
            <text:p>3,639685661242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uentas sin espesor</text:p>
          </table:table-cell>
          <table:table-cell/>
          <table:table-cell table:formula="of:=[.C8]+1.8" office:value-type="float" office:value="9" calcext:value-type="float">
            <text:p>9</text:p>
          </table:table-cell>
          <table:table-cell office:value-type="float" office:value="4154" calcext:value-type="float">
            <text:p>4154</text:p>
          </table:table-cell>
          <table:table-cell table:formula="of:=[.D9]-[.$A$7]" office:value-type="float" office:value="3902" calcext:value-type="float">
            <text:p>3902</text:p>
          </table:table-cell>
          <table:table-cell table:formula="of:=LOG([.E9])" office:value-type="float" office:value="3.5912872650585" calcext:value-type="float">
            <text:p>3,5912872650585</text:p>
          </table:table-cell>
          <table:table-cell table:number-columns-repeated="58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formula="of:=[.A10]-[.A7]" office:value-type="float" office:value="6361" calcext:value-type="float">
            <text:p>6361</text:p>
          </table:table-cell>
          <table:table-cell table:formula="of:=[.C9]+1.8" office:value-type="float" office:value="10.8" calcext:value-type="float">
            <text:p>10,8</text:p>
          </table:table-cell>
          <table:table-cell office:value-type="float" office:value="3946" calcext:value-type="float">
            <text:p>3946</text:p>
          </table:table-cell>
          <table:table-cell table:formula="of:=[.D10]-[.$A$7]" office:value-type="float" office:value="3694" calcext:value-type="float">
            <text:p>3694</text:p>
          </table:table-cell>
          <table:table-cell table:formula="of:=LOG([.E10])" office:value-type="float" office:value="3.56749689110422" calcext:value-type="float">
            <text:p>3,567496891104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10]+1.8" office:value-type="float" office:value="12.6" calcext:value-type="float">
            <text:p>12,6</text:p>
          </table:table-cell>
          <table:table-cell office:value-type="float" office:value="3398" calcext:value-type="float">
            <text:p>3398</text:p>
          </table:table-cell>
          <table:table-cell table:formula="of:=[.D11]-[.$A$7]" office:value-type="float" office:value="3146" calcext:value-type="float">
            <text:p>3146</text:p>
          </table:table-cell>
          <table:table-cell table:formula="of:=LOG([.E11])" office:value-type="float" office:value="3.49775871828727" calcext:value-type="float">
            <text:p>3,49775871828727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11]+1.8*2" office:value-type="float" office:value="16.2" calcext:value-type="float">
            <text:p>16,2</text:p>
          </table:table-cell>
          <table:table-cell office:value-type="float" office:value="2914" calcext:value-type="float">
            <text:p>2914</text:p>
          </table:table-cell>
          <table:table-cell table:formula="of:=[.D12]-[.$A$7]" office:value-type="float" office:value="2662" calcext:value-type="float">
            <text:p>2662</text:p>
          </table:table-cell>
          <table:table-cell table:formula="of:=LOG([.E12])" office:value-type="float" office:value="3.42520805113866" calcext:value-type="float">
            <text:p>3,42520805113866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12]+1.8*2" office:value-type="float" office:value="19.8" calcext:value-type="float">
            <text:p>19,8</text:p>
          </table:table-cell>
          <table:table-cell office:value-type="float" office:value="2473" calcext:value-type="float">
            <text:p>2473</text:p>
          </table:table-cell>
          <table:table-cell table:formula="of:=[.D13]-[.$A$7]" office:value-type="float" office:value="2221" calcext:value-type="float">
            <text:p>2221</text:p>
          </table:table-cell>
          <table:table-cell table:formula="of:=LOG([.E13])" office:value-type="float" office:value="3.34654855854847" calcext:value-type="float">
            <text:p>3,34654855854847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13]+5.4" office:value-type="float" office:value="25.2" calcext:value-type="float">
            <text:p>25,2</text:p>
          </table:table-cell>
          <table:table-cell office:value-type="float" office:value="1959" calcext:value-type="float">
            <text:p>1959</text:p>
          </table:table-cell>
          <table:table-cell table:formula="of:=[.D14]-[.$A$7]" office:value-type="float" office:value="1707" calcext:value-type="float">
            <text:p>1707</text:p>
          </table:table-cell>
          <table:table-cell table:formula="of:=LOG([.E14])" office:value-type="float" office:value="3.23223352111473" calcext:value-type="float">
            <text:p>3,23223352111473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14]+5.4" office:value-type="float" office:value="30.6" calcext:value-type="float">
            <text:p>30,6</text:p>
          </table:table-cell>
          <table:table-cell office:value-type="float" office:value="1436" calcext:value-type="float">
            <text:p>1436</text:p>
          </table:table-cell>
          <table:table-cell table:formula="of:=[.D15]-[.$A$7]" office:value-type="float" office:value="1184" calcext:value-type="float">
            <text:p>1184</text:p>
          </table:table-cell>
          <table:table-cell table:formula="of:=LOG([.E15])" office:value-type="float" office:value="3.0733517023869" calcext:value-type="float">
            <text:p>3,0733517023869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C15]+6.1" office:value-type="float" office:value="36.7" calcext:value-type="float">
            <text:p>36,7</text:p>
          </table:table-cell>
          <table:table-cell office:value-type="float" office:value="1101" calcext:value-type="float">
            <text:p>1101</text:p>
          </table:table-cell>
          <table:table-cell table:formula="of:=[.D16]-[.$A$7]" office:value-type="float" office:value="849" calcext:value-type="float">
            <text:p>849</text:p>
          </table:table-cell>
          <table:table-cell table:formula="of:=LOG([.E16])" office:value-type="float" office:value="2.92890769024395" calcext:value-type="float">
            <text:p>2,92890769024395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0.0238" calcext:value-type="float">
            <text:p>-0,0238</text:p>
          </table:table-cell>
          <table:table-cell/>
          <table:table-cell office:value-type="string" calcext:value-type="string">
            <text:p>corregidas en el cero</text:p>
          </table:table-cell>
          <table:table-cell table:formula="of:=10^[.F20]" office:value-type="float" office:value="6459.51632269626" calcext:value-type="float">
            <text:p>6459,51632269626</text:p>
          </table:table-cell>
          <table:table-cell office:value-type="float" office:value="3.8102" calcext:value-type="float">
            <text:p>3,81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8102" calcext:value-type="float">
            <text:p>3,8102</text:p>
          </table:table-cell>
          <table:table-cell/>
          <table:table-cell office:value-type="string" calcext:value-type="string">
            <text:p>semirreduccion</text:p>
          </table:table-cell>
          <table:table-cell table:formula="of:=[.E20]/2" office:value-type="float" office:value="3229.75816134813" calcext:value-type="float">
            <text:p>3229,75816134813</text:p>
          </table:table-cell>
          <table:table-cell table:formula="of:=LOG([.E21])" office:value-type="float" office:value="3.50917000433602" calcext:value-type="float">
            <text:p>3,50917000433602</text:p>
          </table:table-cell>
          <table:table-cell>
            <draw:frame table:end-cell-address="Pb.O36" table:end-x="0.757cm" table:end-y="0.175cm" draw:z-index="1" draw:name="Gráfico 2" draw:style-name="gr1" draw:text-style-name="P1" svg:width="12.84cm" svg:height="6.99cm" svg:x="1.605cm" svg:y="0.488cm">
              <draw:object draw:notify-on-update-of-ranges="Pb.C2:Pb.C16 Pb.F2:Pb.F1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espesor semirreduccion</text:p>
          </table:table-cell>
          <table:table-cell table:formula="of:=([.F21]-[.B21])/[.B20]" office:value-type="float" office:value="12.6483191455454" calcext:value-type="float">
            <text:p>12,6483191455454</text:p>
          </table:table-cell>
          <table:table-cell table:number-columns-repeated="59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06:21:23.9484067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l" style:display-name="PageStyle_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" style:display-name="PageStyle_F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" style:display-name="PageStyle_P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mac</meta:initial-creator>
    <meta:creation-date>2024-03-05T09:16:21</meta:creation-date>
    <dc:date>2024-04-08T08:57:50.238203259</dc:date>
    <meta:generator>LibreOffice/6.4.7.2$Linux_X86_64 LibreOffice_project/40$Build-2</meta:generator>
    <meta:editing-duration>PT5H23M38S</meta:editing-duration>
    <meta:editing-cycles>3</meta:editing-cycles>
    <meta:document-statistic meta:table-count="3" meta:cell-count="259" meta:object-count="7"/>
    <meta:user-defined meta:name="ICV">139901A5AF974E01B78A0C5D88829642_11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s" fo:country="E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es" fo:country="ES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841cm" svg:height="7.62cm" xlink:href=".." xlink:type="simple" chart:class="chart:scatter" chart:style-name="ch1">
        <chart:title svg:x="5.416cm" svg:y="0.287cm" chart:style-name="ch2">
          <text:p>Aluminio</text:p>
        </chart:title>
        <chart:plot-area chart:style-name="ch3" table:cell-range-address="Al.C2:Al.C14 Al.E2:Al.E14" svg:x="1.264cm" svg:y="1.224cm" svg:width="11.321cm" svg:height="5.266cm">
          <chartooo:coordinate-region svg:x="2.178cm" svg:y="1.387cm" svg:width="10.243cm" svg:height="4.678cm"/>
          <chart:axis chart:dimension="x" chart:name="primary-x" chart:style-name="ch4">
            <chart:title svg:x="5.884cm" svg:y="6.643cm" chart:style-name="ch5">
              <text:p>Espesor (mm)</text:p>
            </chart:title>
            <chart:grid chart:style-name="ch6" chart:class="major"/>
          </chart:axis>
          <chart:axis chart:dimension="y" chart:name="primary-y" chart:style-name="ch7">
            <chart:title svg:x="0.451cm" svg:y="4.785cm" chart:style-name="ch8">
              <text:p>log(cuentas)</text:p>
            </chart:title>
            <chart:grid chart:style-name="ch6" chart:class="major"/>
          </chart:axis>
          <chart:series chart:style-name="ch9" chart:values-cell-range-address="Al.E2:Al.E14" chart:class="chart:scatter">
            <chart:domain table:cell-range-address="Al.C2:Al.C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">
                <text:p>2.2</text:p>
                <draw:g>
                  <svg:desc>Al.C2:Al.C14</svg:desc>
                </draw:g>
              </table:table-cell>
              <table:table-cell office:value-type="float" office:value="5809">
                <text:p>5809</text:p>
                <draw:g>
                  <svg:desc>Al.E2:Al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">
                <text:p>4.4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">
                <text:p>6.6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">
                <text:p>8.8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4">
                <text:p>15.4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6">
                <text:p>17.6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8">
                <text:p>19.8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2">
                <text:p>24.2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">
                <text:p>28.6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3">
                <text:p>38.3</text:p>
              </table:table-cell>
              <table:table-cell office:value-type="float" office:value="4065">
                <text:p>4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8" style:family="chart">
      <style:text-properties fo:color="#595959" style:text-position="0% 100%" fo:font-family="Calibri" fo:font-size="9pt" fo:language="es" fo:country="ES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824cm" svg:height="7.62cm" xlink:href=".." xlink:type="simple" chart:class="chart:scatter" chart:style-name="ch1">
        <chart:title svg:x="4.646cm" svg:y="0.287cm" chart:style-name="ch2">
          <text:p>Título del gráfico</text:p>
        </chart:title>
        <chart:plot-area chart:style-name="ch3" table:cell-range-address="Al.C2:Al.C14 Al.F2:Al.F14" svg:x="0.256cm" svg:y="1.224cm" svg:width="12.312cm" svg:height="6.244cm">
          <chartooo:coordinate-region svg:x="0.926cm" svg:y="1.388cm" svg:width="11.478cm" svg:height="5.65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.F2:Al.F14" chart:class="chart:scatter">
            <chart:domain table:cell-range-address="Al.C2:Al.C14"/>
            <chart:regression-curve chart:style-name="ch7">
              <chart:equation chart:display-equation="true" chart:display-r-square="true" chart:style-name="ch8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">
                <text:p>2.2</text:p>
                <draw:g>
                  <svg:desc>Al.C2:Al.C14</svg:desc>
                </draw:g>
              </table:table-cell>
              <table:table-cell office:value-type="float" office:value="3.76410137647623">
                <text:p>3.76410137647623</text:p>
                <draw:g>
                  <svg:desc>Al.F2:Al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">
                <text:p>4.4</text:p>
              </table:table-cell>
              <table:table-cell office:value-type="float" office:value="3.7499680835094">
                <text:p>3.749968083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">
                <text:p>6.6</text:p>
              </table:table-cell>
              <table:table-cell office:value-type="float" office:value="3.74958173486556">
                <text:p>3.74958173486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">
                <text:p>8.8</text:p>
              </table:table-cell>
              <table:table-cell office:value-type="float" office:value="3.73973052856472">
                <text:p>3.73973052856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.73679475492436">
                <text:p>3.73679475492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3.7240299729356">
                <text:p>3.7240299729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4">
                <text:p>15.4</text:p>
              </table:table-cell>
              <table:table-cell office:value-type="float" office:value="3.698535492562">
                <text:p>3.698535492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6">
                <text:p>17.6</text:p>
              </table:table-cell>
              <table:table-cell office:value-type="float" office:value="3.68859777508117">
                <text:p>3.68859777508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8">
                <text:p>19.8</text:p>
              </table:table-cell>
              <table:table-cell office:value-type="float" office:value="3.68376726142531">
                <text:p>3.68376726142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2">
                <text:p>24.2</text:p>
              </table:table-cell>
              <table:table-cell office:value-type="float" office:value="3.6787004349983">
                <text:p>3.6787004349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">
                <text:p>28.6</text:p>
              </table:table-cell>
              <table:table-cell office:value-type="float" office:value="3.63928722591024">
                <text:p>3.63928722591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3.62634036737504">
                <text:p>3.62634036737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3">
                <text:p>38.3</text:p>
              </table:table-cell>
              <table:table-cell office:value-type="float" office:value="3.60906054993009">
                <text:p>3.60906054993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824cm" svg:height="7.619cm" xlink:href=".." xlink:type="simple" chart:class="chart:scatter" chart:style-name="ch1">
        <chart:title svg:x="4.646cm" svg:y="0.287cm" chart:style-name="ch2">
          <text:p>Título del gráfico</text:p>
        </chart:title>
        <chart:plot-area chart:style-name="ch3" table:cell-range-address="Fe.C2:Fe.C14 Fe.E2:Fe.E14" svg:x="0.256cm" svg:y="1.224cm" svg:width="12.312cm" svg:height="6.243cm">
          <chartooo:coordinate-region svg:x="1.17cm" svg:y="1.387cm" svg:width="11.234cm" svg:height="5.65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.E2:Fe.E14" chart:class="chart:scatter">
            <chart:domain table:cell-range-address="Fe.C2:Fe.C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Fe.C2:Fe.C14</svg:desc>
                </draw:g>
              </table:table-cell>
              <table:table-cell office:value-type="float" office:value="5793">
                <text:p>5793</text:p>
                <draw:g>
                  <svg:desc>Fe.E2:Fe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5">
                <text:p>12.5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5">
                <text:p>17.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5">
                <text:p>37.5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799">
                <text:p>17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8" style:family="chart">
      <style:text-properties fo:color="#595959" style:text-position="0% 100%" fo:font-family="Calibri" fo:font-size="9pt" fo:language="es" fo:country="ES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841cm" svg:height="7.62cm" xlink:href=".." xlink:type="simple" chart:class="chart:scatter" chart:style-name="ch1">
        <chart:title svg:x="4.654cm" svg:y="0.287cm" chart:style-name="ch2">
          <text:p>Título del gráfico</text:p>
        </chart:title>
        <chart:plot-area chart:style-name="ch3" table:cell-range-address="Fe.C2:Fe.C14 Fe.F2:Fe.F14" svg:x="0.256cm" svg:y="1.224cm" svg:width="12.329cm" svg:height="6.244cm">
          <chartooo:coordinate-region svg:x="0.763cm" svg:y="1.388cm" svg:width="11.658cm" svg:height="5.65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.F2:Fe.F14" chart:class="chart:scatter">
            <chart:domain table:cell-range-address="Fe.C2:Fe.C14"/>
            <chart:regression-curve chart:style-name="ch7">
              <chart:equation chart:display-equation="true" chart:display-r-square="true" chart:style-name="ch8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Fe.C2:Fe.C14</svg:desc>
                </draw:g>
              </table:table-cell>
              <table:table-cell office:value-type="float" office:value="3.76290352849906">
                <text:p>3.76290352849906</text:p>
                <draw:g>
                  <svg:desc>Fe.F2:Fe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73846343946195">
                <text:p>3.73846343946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3.70225816316209">
                <text:p>3.70225816316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.66010622172324">
                <text:p>3.66010622172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5">
                <text:p>12.5</text:p>
              </table:table-cell>
              <table:table-cell office:value-type="float" office:value="3.63083451782805">
                <text:p>3.63083451782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.59879050676311">
                <text:p>3.59879050676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5">
                <text:p>17.5</text:p>
              </table:table-cell>
              <table:table-cell office:value-type="float" office:value="3.55630250076729">
                <text:p>3.55630250076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3.53957788334531">
                <text:p>3.53957788334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3.4605971888976">
                <text:p>3.460597188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.38524868240322">
                <text:p>3.38524868240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.33425264233423">
                <text:p>3.33425264233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5">
                <text:p>37.5</text:p>
              </table:table-cell>
              <table:table-cell office:value-type="float" office:value="3.29203443599474">
                <text:p>3.29203443599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3.25503116334555">
                <text:p>3.255031163345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 loext:external-data="xl/charts/style5.xml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824cm" svg:height="9.666cm" xlink:href=".." xlink:type="simple" chart:class="chart:scatter" chart:style-name="ch1">
        <chart:title svg:x="4.646cm" svg:y="0.328cm" chart:style-name="ch2">
          <text:p>Título del gráfico</text:p>
        </chart:title>
        <chart:plot-area chart:style-name="ch3" table:cell-range-address="Pb.C2:Pb.C16 Pb.E2:Pb.E16" svg:x="0.256cm" svg:y="1.306cm" svg:width="12.312cm" svg:height="8.167cm">
          <chartooo:coordinate-region svg:x="1.17cm" svg:y="1.469cm" svg:width="11.234cm" svg:height="7.57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Pb.E2:Pb.E16" chart:class="chart:scatter">
            <chart:domain table:cell-range-address="Pb.C2:Pb.C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Pb.C2:Pb.C16</svg:desc>
                </draw:g>
              </table:table-cell>
              <table:table-cell office:value-type="float" office:value="6075">
                <text:p>6075</text:p>
                <draw:g>
                  <svg:desc>Pb.E2:Pb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">
                <text:p>2.7</text:p>
              </table:table-cell>
              <table:table-cell office:value-type="float" office:value="5586">
                <text:p>5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">
                <text:p>5.4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">
                <text:p>12.6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2">
                <text:p>16.2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8">
                <text:p>19.8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2">
                <text:p>25.2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6">
                <text:p>30.6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7">
                <text:p>36.7</text:p>
              </table:table-cell>
              <table:table-cell office:value-type="float" office:value="849">
                <text:p>8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 loext:external-data="xl/charts/style6.xml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8" style:family="chart">
      <style:text-properties fo:color="#595959" style:text-position="0% 100%" fo:font-family="Calibri" fo:font-size="9pt" fo:language="es" fo:country="ES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841cm" svg:height="7.62cm" xlink:href=".." xlink:type="simple" chart:class="chart:scatter" chart:style-name="ch1">
        <chart:title svg:x="4.654cm" svg:y="0.287cm" chart:style-name="ch2">
          <text:p>Título del gráfico</text:p>
        </chart:title>
        <chart:plot-area chart:style-name="ch3" table:cell-range-address="Pb.C2:Pb.C16 Pb.F2:Pb.F16" svg:x="0.256cm" svg:y="1.224cm" svg:width="12.329cm" svg:height="6.244cm">
          <chartooo:coordinate-region svg:x="0.763cm" svg:y="1.387cm" svg:width="11.659cm" svg:height="5.65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.F2:Pb.F16" chart:class="chart:scatter">
            <chart:domain table:cell-range-address="Pb.C2:Pb.C16"/>
            <chart:regression-curve chart:style-name="ch7">
              <chart:equation chart:display-equation="true" chart:display-r-square="true" chart:style-name="ch8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Pb.C2:Pb.C16</svg:desc>
                </draw:g>
              </table:table-cell>
              <table:table-cell office:value-type="float" office:value="3.78354628227035">
                <text:p>3.78354628227035</text:p>
                <draw:g>
                  <svg:desc>Pb.F2:Pb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3.76335310874821">
                <text:p>3.76335310874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">
                <text:p>2.7</text:p>
              </table:table-cell>
              <table:table-cell office:value-type="float" office:value="3.74710093136499">
                <text:p>3.74710093136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3.72591163229505">
                <text:p>3.72591163229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3.7056926965377">
                <text:p>3.7056926965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">
                <text:p>5.4</text:p>
              </table:table-cell>
              <table:table-cell office:value-type="float" office:value="3.67997269427742">
                <text:p>3.6799726942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3.63968566124268">
                <text:p>3.63968566124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.5912872650585">
                <text:p>3.5912872650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3.56749689110422">
                <text:p>3.56749689110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">
                <text:p>12.6</text:p>
              </table:table-cell>
              <table:table-cell office:value-type="float" office:value="3.49775871828727">
                <text:p>3.49775871828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2">
                <text:p>16.2</text:p>
              </table:table-cell>
              <table:table-cell office:value-type="float" office:value="3.42520805113866">
                <text:p>3.42520805113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8">
                <text:p>19.8</text:p>
              </table:table-cell>
              <table:table-cell office:value-type="float" office:value="3.34654855854847">
                <text:p>3.34654855854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2">
                <text:p>25.2</text:p>
              </table:table-cell>
              <table:table-cell office:value-type="float" office:value="3.23223352111473">
                <text:p>3.23223352111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6">
                <text:p>30.6</text:p>
              </table:table-cell>
              <table:table-cell office:value-type="float" office:value="3.0733517023869">
                <text:p>3.0733517023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7">
                <text:p>36.7</text:p>
              </table:table-cell>
              <table:table-cell office:value-type="float" office:value="2.92890769024395">
                <text:p>2.928907690243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824cm" svg:height="7.621cm" xlink:href=".." xlink:type="simple" chart:class="chart:scatter" chart:style-name="ch1">
        <chart:title svg:x="4.646cm" svg:y="0.287cm" chart:style-name="ch2">
          <text:p>Título del gráfico</text:p>
        </chart:title>
        <chart:plot-area chart:style-name="ch3" table:cell-range-address="Fe.C2:Fe.C14 Fe.E2:Fe.E14" svg:x="0.256cm" svg:y="1.224cm" svg:width="12.312cm" svg:height="6.245cm">
          <chartooo:coordinate-region svg:x="1.17cm" svg:y="1.387cm" svg:width="11.234cm" svg:height="5.65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.E2:Fe.E14" chart:class="chart:scatter">
            <chart:domain table:cell-range-address="Fe.C2:Fe.C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Fe.C2:Fe.C14</svg:desc>
                </draw:g>
              </table:table-cell>
              <table:table-cell office:value-type="float" office:value="5793">
                <text:p>5793</text:p>
                <draw:g>
                  <svg:desc>Fe.E2:Fe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5">
                <text:p>12.5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5">
                <text:p>17.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5">
                <text:p>37.5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799">
                <text:p>17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